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283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 style:list-style-name="L283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28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4" style:family="paragraph" style:parent-style-name="Table_20_Contents">
      <style:text-properties style:font-name="ＭＳ Ｐゴシック" style:font-name-asian="ＭＳ Ｐゴシック"/>
    </style:style>
    <style:style style:name="P2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>
      <style:text-properties fo:font-size="14pt" style:font-size-asian="14pt" style:font-size-complex="14pt"/>
    </style:style>
    <style:style style:name="P3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2">---------------------------------------------------------------</text:p>
      <text:p text:style-name="P4">[20200112_095017]</text:p>
      <text:p text:style-name="P14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豊島区巣鴨２丁目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晴れ。雲あり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巣鴨駅（JR）</text:p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5666507955321254804" text:style-name="L1">
              <text:list-item>
                <text:p text:style-name="P26">大邦興業。２人。どちらも日本人。</text:p>
              </text:list-item>
              <text:list-item>
                <text:p text:style-name="P26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6">もう一人は、メガネあり。色付き。上着は、紫色っぽかったか。赤紫。優しそうな人だ。</text:p>
              </text:list-item>
              <text:list-item>
                <text:p text:style-name="P26">どちらも、６０前後か。背は１７０前後。ホースの人の方が、やや高いか。</text:p>
              </text:list-item>
              <text:list-item>
                <text:p text:style-name="P26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6375535395340096550" text:style-name="L2">
              <text:list-item>
                <text:p text:style-name="P27">加崎建設。バイブ２人。</text:p>
              </text:list-item>
              <text:list-item>
                <text:p text:style-name="P27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4272376869138382201" text:style-name="L3">
              <text:list-item>
                <text:p text:style-name="P28">石井電工。前回と同じ人。がたい、良し。あごひげあり。</text:p>
              </text:list-item>
              <text:list-item>
                <text:p text:style-name="P28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2484068829093553861" text:style-name="L4">
              <text:list-item>
                <text:p text:style-name="P29"/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1765111506076878496" text:style-name="L5">
              <text:list-item>
                <text:p text:style-name="P30">３人。若い人、２人。５０前後か、親方さんらしき人、１人。</text:p>
              </text:list-item>
              <text:list-item>
                <text:p text:style-name="P30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8795499593736932581" text:style-name="L6">
              <text:list-item>
                <text:p text:style-name="P31">小木建設工業。一人。若い人。確か、前回と同じ。</text:p>
              </text:list-item>
              <text:list-item>
                <text:p text:style-name="P31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30927950164000010" text:style-name="L7">
              <text:list-item>
                <text:p text:style-name="P32">前回と同じ。４０ぐらいの人。そして、３０前か、若い人。</text:p>
              </text:list-item>
              <text:list-item>
                <text:p text:style-name="P32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5471028564752442629" text:style-name="L8">
              <text:list-item>
                <text:p text:style-name="P33">鈴木さん。寝坊したとのことで、朝の連絡時、朝礼の挨拶を依頼される。</text:p>
              </text:list-item>
              <text:list-item>
                <text:p text:style-name="P33">「元請の新年会がある」とのことで、２時過ぎには現場を出るとのこと。</text:p>
              </text:list-item>
              <text:list-item>
                <text:p text:style-name="P33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8919165227702347211" text:style-name="L9">
              <text:list-item>
                <text:p text:style-name="P34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6413214885630404937" text:style-name="L10">
              <text:list-item>
                <text:p text:style-name="P35">階段から。柱を何本か入れて、隅のエレベーター区画。</text:p>
              </text:list-item>
              <text:list-item>
                <text:p text:style-name="P35">続けて、柱、壁。部屋と部屋の間の壁、「内壁」と呼ぶのか、は、スラブ下いっぱいまで入れる。</text:p>
              </text:list-item>
              <text:list-item>
                <text:p text:style-name="P35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5300050865075442605" text:style-name="L11">
              <text:list-item>
                <text:p text:style-name="P36">とげ抜き地蔵、再び訪れる。線香を買う。１束１００円、税込。</text:p>
              </text:list-item>
              <text:list-item>
                <text:p text:style-name="P36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6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1436874782580387338" text:style-name="L12">
              <text:list-item>
                <text:p text:style-name="P37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7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7">白い建物。壁の表面は、化粧板なのか、凸凹を入れてある。</text:p>
                  </text:list-item>
                  <text:list-item>
                    <text:p text:style-name="P37">表札有り。「滝野川　栗原」、だったか。「河原」だったかも知れない。</text:p>
                  </text:list-item>
                  <text:list-item>
                    <text:p text:style-name="P37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7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864639190625676599" text:style-name="L13">
              <text:list-item>
                <text:p text:style-name="P38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8990299665466388948" text:style-name="L14">
              <text:list-item>
                <text:p text:style-name="P39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4"/>
      <text:p text:style-name="P4">[/ 20200112_105247]</text:p>
      <text:p text:style-name="P14"/>
      <text:p text:style-name="P8"/>
      <text:p text:style-name="P2">---------------------------------------------------------------</text:p>
      <text:p text:style-name="P4">[20200117_155330]</text:p>
      <text:p text:style-name="P14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春日秀樹様　共同住宅新築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6216182347339323952" text:style-name="L15">
              <text:list-item>
                <text:p text:style-name="P40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40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6613193904085725756" text:style-name="L16"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4786269740487239397" text:style-name="L17">
              <text:list-item>
                <text:p text:style-name="P42">年配の人。白髪あり。コン打ちをよく分かっているように見受けた。</text:p>
              </text:list-item>
              <text:list-item>
                <text:p text:style-name="P42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pan text:style-name="T2">警備</text:span></text:p>
          </table:table-cell>
          <table:table-cell table:style-name="表1.C2" office:value-type="string">
            <text:list xml:id="list6633338552157174783" text:style-name="L18">
              <text:list-item>
                <text:p text:style-name="P43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6279235256209120785" text:style-name="L19">
              <text:list-item>
                <text:p text:style-name="P44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3642605393983654017" text:style-name="L20">
              <text:list-item>
                <text:p text:style-name="P45">２名。一人は、鼻の付け根（目尻の傍の）が、凹んでいる。</text:p>
              </text:list-item>
              <text:list-item>
                <text:p text:style-name="P45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7622197893259281301" text:style-name="L21">
              <text:list-item>
                <text:p text:style-name="P46">メガネあり。前歯、上の、が出っ張っている。笑みをいつも作っている。</text:p>
              </text:list-item>
              <text:list-item>
                <text:p text:style-name="P46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3621821407920307082" text:style-name="L22">
              <text:list-item>
                <text:p text:style-name="P47">佐藤工業、古川さん。夕方５時５０分ぐらいか、電話する。</text:p>
              </text:list-item>
              <text:list-item>
                <text:p text:style-name="P47">当日の打設場所。スラブには、スリーブはない。壁のみ。（ｆ１）</text:p>
              </text:list-item>
              <text:list-item>
                <text:p text:style-name="P47">そのため、壁・柱を打ち終われば、本来、設備側としての相番の作業は、完了。（ｆ２）</text:p>
              </text:list-item>
              <text:list-item>
                <text:p text:style-name="P47">ｆ２に根拠を置くと、本来、相番作業は、その日について言えば、残業は発生しない。（ｃ１）</text:p>
              </text:list-item>
              <text:list-item>
                <text:p text:style-name="P47">ｃ１によれば、残業代を支払う義務は、発注側には、発生しない。（ｃ２）</text:p>
              </text:list-item>
              <text:list-item>
                <text:p text:style-name="P47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2565402012883191336" text:style-name="L23">
              <text:list-item>
                <text:p text:style-name="P48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516447802929140625" text:style-name="L24">
              <text:list-item>
                <text:p text:style-name="P49">柱、壁　=&gt;　パラペット。３区画に分かれている。奥の２区画を先に、この順序で。</text:p>
              </text:list-item>
              <text:list-item>
                <text:p text:style-name="P49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3557824181001139759" text:style-name="L25">
              <text:list-item>
                <text:p text:style-name="P50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1146266565030707981" text:style-name="L26">
              <text:list-item>
                <text:p text:style-name="P5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185550071940890694" text:style-name="L27">
              <text:list-item>
                <text:p text:style-name="P52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3807300666830529231" text:style-name="L28">
              <text:list-item>
                <text:p text:style-name="P53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4"/>
      <text:p text:style-name="P4">[/ 20200117_161555]</text:p>
      <text:p text:style-name="P14"/>
      <text:p text:style-name="P8"/>
      <text:p text:style-name="P2">---------------------------------------------------------------</text:p>
      <text:p text:style-name="P4">[20200126_212615]</text:p>
      <text:p text:style-name="P14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下作延六丁目計画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。雲あり。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津田山駅（南武線）</text:p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7500850470794347578" text:style-name="L29">
              <text:list-item>
                <text:p text:style-name="P54">「FUJITA」。２人。１人は、ベトナムか。</text:p>
              </text:list-item>
              <text:list-item>
                <text:p text:style-name="P54">ベトナム人らしき人。若く見える。顔の輪郭は、細長。</text:p>
                <text:list>
                  <text:list-item>
                    <text:p text:style-name="P54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4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8529849119752813423" text:style-name="L30">
              <text:list-item>
                <text:p text:style-name="P55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5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<text:soft-page-break/>相番の人</text:p>
          </table:table-cell>
          <table:table-cell table:style-name="表2.C2" office:value-type="string">
            <text:list xml:id="list7021827999184581348" text:style-name="L31">
              <text:list-item>
                <text:p text:style-name="P56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6"><text:soft-page-break/>相番は、気が楽。ボイド設置よりも。それで、相番に結構入っている、ここのところ。</text:p>
              </text:list-item>
              <text:list-item>
                <text:p text:style-name="P56">ボイド付けの仕事には、ベビーサンダーも持参している。現場にないことがあるから。</text:p>
              </text:list-item>
              <text:list-item>
                <text:p text:style-name="P56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2920356226281771290" text:style-name="L32">
              <text:list-item>
                <text:p text:style-name="P57">年配の人。結婚指輪を嵌めている。猫背。体格は、上半身ががっちりしている。</text:p>
              </text:list-item>
              <text:list-item>
                <text:p text:style-name="P57">朝、ゲートを開けていた。近寄ると、「どちらさん？」と詰問してくる。</text:p>
              </text:list-item>
              <text:list-item>
                <text:p text:style-name="P57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194942842981403278" text:style-name="L33">
              <text:list-item>
                <text:p text:style-name="P58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5333650672604600512" text:style-name="L34">
              <text:list-item>
                <text:p text:style-name="P59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7526848439222464259" text:style-name="L35">
              <text:list-item>
                <text:p text:style-name="P60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8343011807010694260" text:style-name="L36">
              <text:list-item>
                <text:p text:style-name="P61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5634054405811245070" text:style-name="L37">
              <text:list-item>
                <text:p text:style-name="P62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5716188279439715620" text:style-name="L38">
              <text:list-item>
                <text:p text:style-name="P63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5055058108748810135" text:style-name="L39">
              <text:list-item>
                <text:p text:style-name="P64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2183526710803413226" text:style-name="L40">
              <text:list-item>
                <text:p text:style-name="P65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1172857600222120737" text:style-name="L41">
              <text:list-item>
                <text:p text:style-name="P66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4245027994282188614" text:style-name="L42">
              <text:list-item>
                <text:p text:style-name="P67">＝＝＞各担当の人たちの欄</text:p>
              </text:list-item>
            </text:list>
          </table:table-cell>
        </table:table-row>
      </table:table>
      <text:p text:style-name="P14"/>
      <text:p text:style-name="P4">[/ 20200126_215143]</text:p>
      <text:p text:style-name="P8"><text:soft-page-break/></text:p>
      <text:p text:style-name="P2"/>
      <text:p text:style-name="P2">---------------------------------------------------------------</text:p>
      <text:p text:style-name="P4">[20200204_085059]</text:p>
      <text:p text:style-name="P14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こぶしえん新築工事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曇り、ときどき晴れ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学芸大学</text:p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5976718172513720574" text:style-name="L43">
              <text:list-item>
                <text:p text:style-name="P68">「貢石」（こうせき）。２人。１人はベトナム人。</text:p>
              </text:list-item>
              <text:list-item>
                <text:p text:style-name="P68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7898939856577215972" text:style-name="L44">
              <text:list-item>
                <text:p text:style-name="P69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<text:span text:style-name="T2">設備</text:span>屋さんの相番の人</text:p>
          </table:table-cell>
          <table:table-cell table:style-name="表3.C2" office:value-type="string">
            <text:list xml:id="list726666885502513255" text:style-name="L45">
              <text:list-item>
                <text:p text:style-name="P70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4987421523308064989" text:style-name="L46">
              <text:list-item>
                <text:p text:style-name="P71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6534447691419601558" text:style-name="L47">
              <text:list-item>
                <text:p text:style-name="P72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6044314580034009580" text:style-name="L48">
              <text:list-item>
                <text:p text:style-name="P73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7212477634433984740" text:style-name="L49">
              <text:list-item>
                <text:p text:style-name="P74">前回と同じく、ガタイのいい男性の人。</text:p>
              </text:list-item>
              <text:list-item>
                <text:p text:style-name="P74">副所長の肩書きの人だったか、「村中」さんとかいう人、打設エリアに、</text:p>
              </text:list-item>
              <text:list-item>
                <text:p text:style-name="P74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4895989942555549241" text:style-name="L50">
              <text:list-item>
                <text:p text:style-name="P75">キャリアテックの人が来ている。名前は、思い出せない。年配の人。５０半ばか。目が細い。薄目。</text:p>
              </text:list-item>
              <text:list-item>
                <text:p text:style-name="P75">作業の終了が、予定よりも遅くなる。早ければ１２時すぎの予定。実際は<text:soft-page-break/>４時近く。</text:p>
              </text:list-item>
              <text:list-item>
                <text:p text:style-name="P75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5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3238421354520057073" text:style-name="L51">
              <text:list-item>
                <text:p text:style-name="P76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3118224887905375087" text:style-name="L52">
              <text:list-item>
                <text:p text:style-name="P77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7830093714043367995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5272400522805758268" text:style-name="L54">
              <text:list-item>
                <text:p text:style-name="P79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4791017212186665002" text:style-name="L55">
              <text:list-item>
                <text:p text:style-name="P80">ポンプ屋さん。２人。２人は、定員ではないか。３人の時もある。貢石に限らず。</text:p>
                <text:list>
                  <text:list-item>
                    <text:p text:style-name="P80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80">２人は、人員の数として、少ないか。配管の調節の作業のとき、作業に手を貸してもいいかも知れない。</text:p>
                  </text:list-item>
                  <text:list-item>
                    <text:p text:style-name="P80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1004299796914554223" text:style-name="L56">
              <text:list-item>
                <text:p text:style-name="P81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4"/>
      <text:p text:style-name="P4">[/ 20200204_091927]</text:p>
      <text:p text:style-name="P14"/>
      <text:p text:style-name="P9"/>
      <text:p text:style-name="P2">---------------------------------------------------------------</text:p>
      <text:p text:style-name="P4">[20200211_102337]</text:p>
      <text:p text:style-name="P14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新高円寺プロジェクト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晴れ。雲あり。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新高円寺駅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3659345223970548613" text:style-name="L57">
              <text:list-item>
                <text:p text:style-name="P82">３人。親方さんは日本人。顔は、浅黒い。やや、どす黒い気味、あり。腹は出ている。１７２ぐらいか</text:p>
                <text:list>
                  <text:list-item>
                    <text:p text:style-name="P82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2266906477539424657" text:style-name="L58">
              <text:list-item>
                <text:p text:style-name="P83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3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電気屋さんの相番の人</text:p>
          </table:table-cell>
          <table:table-cell table:style-name="表5.C2" office:value-type="string">
            <text:list xml:id="list698219149232439709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1508889240944834481" text:style-name="L60">
              <text:list-item>
                <text:p text:style-name="P85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5732590221574121050" text:style-name="L61">
              <text:list-item>
                <text:p text:style-name="P86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4168141026331229101" text:style-name="L62">
              <text:list-item>
                <text:p text:style-name="P87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3789145145157891796" text:style-name="L63">
              <text:list-item>
                <text:p text:style-name="P88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3195891182554623645" text:style-name="L64">
              <text:list-item>
                <text:p text:style-name="P89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9008729315153445684" text:style-name="L65">
              <text:list-item>
                <text:p text:style-name="P90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7996614044991441383" text:style-name="L66">
              <text:list-item>
                <text:p text:style-name="P91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<text:soft-page-break/>見聞</text:p>
          </table:table-cell>
          <table:table-cell table:style-name="表5.C2" office:value-type="string">
            <text:list xml:id="list4117539076561042502" text:style-name="L67">
              <text:list-item>
                <text:p text:style-name="P92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6151794783147901193" text:style-name="L68">
              <text:list-item>
                <text:p text:style-name="P93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5073361575387007228" text:style-name="L69">
              <text:list-item>
                <text:p text:style-name="P94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4148025527370441540" text:style-name="L70">
              <text:list-item>
                <text:p text:style-name="P95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4"/>
      <text:p text:style-name="P4">[/ 20200211_104003]</text:p>
      <text:p text:style-name="P14"/>
      <text:p text:style-name="P9"/>
      <text:p text:style-name="P14"/>
      <text:p text:style-name="P2">---------------------------------------------------------------</text:p>
      <text:p text:style-name="P4">[20200218_154520]</text:p>
      <text:p text:style-name="P14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こぶしえん新築工事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曇り、ときどき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学芸大学</text:p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6469728638949740078" text:style-name="L71">
              <text:list-item>
                <text:p text:style-name="P96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8604556081554975130" text:style-name="L72">
              <text:list-item>
                <text:p text:style-name="P97">親方さん。１７５ぐらい。ガタイがでかい。</text:p>
              </text:list-item>
              <text:list-item>
                <text:p text:style-name="P97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7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7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<text:soft-page-break/>人</text:p>
          </table:table-cell>
          <table:table-cell table:style-name="表6.C2" office:value-type="string">
            <text:list xml:id="list7338669361769672631" text:style-name="L73">
              <text:list-item>
                <text:p text:style-name="P98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8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4939462991010621417" text:style-name="L74">
              <text:list-item>
                <text:p text:style-name="P99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1507680869933602875" text:style-name="L75">
              <text:list-item>
                <text:p text:style-name="P100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1321000447194215252" text:style-name="L76">
              <text:list-item>
                <text:p text:style-name="P101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953979530435978942" text:style-name="L77">
              <text:list-item>
                <text:p text:style-name="P102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146086057952571096" text:style-name="L78">
              <text:list-item>
                <text:p text:style-name="P103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466629242286967576" text:style-name="L79">
              <text:list-item>
                <text:p text:style-name="P104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8500400034044957584" text:style-name="L80">
              <text:list-item>
                <text:p text:style-name="P105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3916834776726467324" text:style-name="L81">
              <text:list-item>
                <text:p text:style-name="P106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3398389901856448233" text:style-name="L82">
              <text:list-item>
                <text:p text:style-name="P107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8242883710191694835" text:style-name="L83">
              <text:list-item>
                <text:p text:style-name="P108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2972348360514830559" text:style-name="L84">
              <text:list-item>
                <text:p text:style-name="P109">上記のとおり、扶桑のうりざねの人に、朝、経路を教えてもらった。</text:p>
                <text:list>
                  <text:list-item>
                    <text:p text:style-name="P109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9">テンガイさんか、５時になった頃、打設現場に来てくれる。残業は、ご自分がされる、とのこと。お礼を伝える。</text:p>
                <text:list>
                  <text:list-item>
                    <text:p text:style-name="P109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[/ 20200218_155640]</text:p>
      <text:p text:style-name="P14"/>
      <text:p text:style-name="P9"><text:soft-page-break/></text:p>
      <text:p text:style-name="P2">---------------------------------------------------------------</text:p>
      <text:p text:style-name="P4">[XXX] 20200226_164915</text:p>
      <text:p text:style-name="P14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こぶしえん新築工事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曇り、ときどき晴れ</text:p>
          </table:table-cell>
        </table:table-row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学芸大学</text:p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2293584214605411210" text:style-name="L85">
              <text:list-item>
                <text:p text:style-name="P110">「貢石」（こうせき）。３人。１人はベトナム人。</text:p>
              </text:list-item>
              <text:list-item>
                <text:p text:style-name="P110">日本人の人：２人。一人は、１７５ぐらい。痩せ身。顔の輪郭は、細長。</text:p>
              </text:list-item>
              <text:list-item>
                <text:p text:style-name="P110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4223838608784470106" text:style-name="L86">
              <text:list-item>
                <text:p text:style-name="P111">松原組の人たち。前回、バイブを担当していた一人。親方さんではなく。顔の肌が浅黒い人。</text:p>
                <text:list>
                  <text:list-item>
                    <text:p text:style-name="P111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1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7077826641220191334" text:style-name="L87">
              <text:list-item>
                <text:p text:style-name="P112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5629176011417416562" text:style-name="L88">
              <text:list-item>
                <text:p text:style-name="P113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4313901524118753724" text:style-name="L89">
              <text:list-item>
                <text:p text:style-name="P114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8039916534221472079" text:style-name="L90">
              <text:list-item>
                <text:p text:style-name="P115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2331416094024767818" text:style-name="L91">
              <text:list-item>
                <text:p text:style-name="P116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8469569351462998536" text:style-name="L92">
              <text:list-item>
                <text:p text:style-name="P117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65702899009070693" text:style-name="L93">
              <text:list-item>
                <text:p text:style-name="P118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1">省略</text:p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4470746884552219115" text:style-name="L94">
              <text:list-item>
                <text:p text:style-name="P119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9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見聞</text:p>
          </table:table-cell>
          <table:table-cell table:style-name="表7.C2" office:value-type="string">
            <text:list xml:id="list389826796424182341" text:style-name="L95">
              <text:list-item>
                <text:p text:style-name="P120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1292952799195710108" text:style-name="L96">
              <text:list-item>
                <text:p text:style-name="P121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7595103650297234605" text:style-name="L97">
              <text:list-item>
                <text:p text:style-name="P122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7790871420327018380" text:style-name="L98">
              <text:list-item>
                <text:p text:style-name="P123">長畑さんに、サインをもらった。</text:p>
              </text:list-item>
            </text:list>
          </table:table-cell>
        </table:table-row>
      </table:table>
      <text:p text:style-name="P14"/>
      <text:p text:style-name="P4">[/ XXXX] 20200226_170534</text:p>
      <text:p text:style-name="P14"/>
      <text:p text:style-name="P9"/>
      <text:p text:style-name="P14"/>
      <text:p text:style-name="P2">---------------------------------------------------------------</text:p>
      <text:p text:style-name="P4">[XXX] 20200304_151752</text:p>
      <text:p text:style-name="P14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愛知屋様伊勢佐木町プロジェクト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黄金町</text:p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3559016417746171990" text:style-name="L99">
              <text:list-item>
                <text:p text:style-name="P124">那須産業。２人。一人は、３０半ば、若く見える。１７５ぐらい。顔が、色白い。</text:p>
              </text:list-item>
              <text:list-item>
                <text:p text:style-name="P124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518521887539907137" text:style-name="L100">
              <text:list-item>
                <text:p text:style-name="P125">今西建設。バイブの人、一人は、ベトナムの人。若い。後半、サングラスを着ける。</text:p>
              </text:list-item>
              <text:list-item>
                <text:p text:style-name="P125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4909978744688890802" text:style-name="L101">
              <text:list-item>
                <text:p text:style-name="P126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184069677375933148" text:style-name="L102">
              <text:list-item>
                <text:p text:style-name="P127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1203527617520590054" text:style-name="L103">
              <text:list-item>
                <text:p text:style-name="P128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3309185524668707621" text:style-name="L104">
              <text:list-item>
                <text:p text:style-name="P129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5180434253028127406" text:style-name="L105">
              <text:list-item>
                <text:p text:style-name="P130">打設現場を担当した人。４０半ばか。メガネあり。１７０弱か。いくぶん、太め。</text:p>
              </text:list-item>
              <text:list-item>
                <text:p text:style-name="P130">所長さんか、朝礼時、打設の周知会を主宰。「いいコンクリを打ちましょう」</text:p>
              </text:list-item>
              <text:list-item>
                <text:p text:style-name="P130">３人目の人。６０半ばか。清水で働いていたとのこと。</text:p>
                <text:list>
                  <text:list-item>
                    <text:p text:style-name="P130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8838162818583193262" text:style-name="L106">
              <text:list-item>
                <text:p text:style-name="P131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5457311350153606339" text:style-name="L107">
              <text:list-item>
                <text:p text:style-name="P132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3726364969947631290" text:style-name="L108">
              <text:list-item>
                <text:p text:style-name="P133">３階、立ち上がり。</text:p>
              </text:list-item>
              <text:list-item>
                <text:p text:style-name="P133">まず、柱だったか。１本か２本。</text:p>
              </text:list-item>
              <text:list-item>
                <text:p text:style-name="P133">次に、階段。踊り場まで。それから、柱など、だったか。</text:p>
              </text:list-item>
              <text:list-item>
                <text:p text:style-name="P133">通りに面した側の手すり。最後。スラブを全て上げてから。コンクリのホースは、タワーから吊り下げる。</text:p>
              </text:list-item>
              <text:list-item>
                <text:p text:style-name="P133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<text:soft-page-break/>出来事、見聞</text:p>
          </table:table-cell>
          <table:table-cell table:style-name="表8.C2" office:value-type="string">
            <text:list xml:id="list3879441742933368417" text:style-name="L109">
              <text:list-item>
                <text:p text:style-name="P134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4215154146429990058" text:style-name="L110">
              <text:list-item>
                <text:p text:style-name="P135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6393027885774508356" text:style-name="L111">
              <text:list-item>
                <text:p text:style-name="P136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7544993798708709430" text:style-name="L112">
              <text:list-item>
                <text:p text:style-name="P137">上記のとおり、朝、金子工業所の担当の人、新規の用紙を、用意してくれた。</text:p>
              </text:list-item>
              <text:list-item>
                <text:p text:style-name="P137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4"/>
      <text:p text:style-name="P4">[/ XXXX] 20200304_153636</text:p>
      <text:p text:style-name="P14"/>
      <text:p text:style-name="P9"/>
      <text:p text:style-name="P14"/>
      <text:p text:style-name="P2">---------------------------------------------------------------</text:p>
      <text:p text:style-name="P4">[XXX] 20200309_142012</text:p>
      <text:p text:style-name="P14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東中野５丁目計画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。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落合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p text:style-name="P11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8401028855618143783" text:style-name="L113">
              <text:list-item>
                <text:p text:style-name="P138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3176000223194136885" text:style-name="L114">
              <text:list-item>
                <text:p text:style-name="P139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9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4868370190258172786" text:style-name="L115">
              <text:list-item>
                <text:p text:style-name="P140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4961794425001387861" text:style-name="L116">
              <text:list-item>
                <text:p text:style-name="P141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4007680375377718898" text:style-name="L117">
              <text:list-item>
                <text:p text:style-name="P142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4228900608545734512" text:style-name="L118">
              <text:list-item>
                <text:p text:style-name="P143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6872820847453438039" text:style-name="L119">
              <text:list-item>
                <text:p text:style-name="P144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1336721481817644695" text:style-name="L120">
              <text:list-item>
                <text:p text:style-name="P145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4084014789979550406" text:style-name="L121">
              <text:list-item>
                <text:p text:style-name="P146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2869591870680936787" text:style-name="L122">
              <text:list-item>
                <text:p text:style-name="P147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1379240102673186199" text:style-name="L123">
              <text:list-item>
                <text:p text:style-name="P148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8930499159644057670" text:style-name="L124">
              <text:list-item>
                <text:p text:style-name="P149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6772751949635666411" text:style-name="L125">
              <text:list-item>
                <text:p text:style-name="P150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8793031364547106381" text:style-name="L126">
              <text:list-item>
                <text:p text:style-name="P151">終了後、森さんに連絡。詰所に来てくれる。</text:p>
              </text:list-item>
              <text:list-item>
                <text:p text:style-name="P151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5820706661422380908" text:style-name="L127">
              <text:list-item>
                <text:p text:style-name="P152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2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<text:soft-page-break/>[/ XXXX] 20200309_143339</text:p>
      <text:p text:style-name="P14"/>
      <text:p text:style-name="P9"/>
      <text:p text:style-name="P14"/>
      <text:p text:style-name="P2">---------------------------------------------------------------</text:p>
      <text:p text:style-name="P4">[XXX] </text:p>
      <text:p text:style-name="P14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藤沢市辻堂新町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晴れ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辻堂駅（JR東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8022167736734174879" text:style-name="L128">
              <text:list-item>
                <text:p text:style-name="P153">９時過ぎか</text:p>
              </text:list-item>
              <text:list-item>
                <text:p text:style-name="P153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6522919720012537669" text:style-name="L129">
              <text:list-item>
                <text:p text:style-name="P154">西湘工業。３人。午後からだったか、４人。</text:p>
              </text:list-item>
              <text:list-item>
                <text:p text:style-name="P154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4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99698274127723207" text:style-name="L130">
              <text:list-item>
                <text:p text:style-name="P155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4198033889747574528" text:style-name="L131">
              <text:list-item>
                <text:p text:style-name="P156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2586451996890854079" text:style-name="L132">
              <text:list-item>
                <text:p text:style-name="P157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3691156150466885966" text:style-name="L133">
              <text:list-item>
                <text:p text:style-name="P158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5251915611744653556" text:style-name="L134">
              <text:list-item>
                <text:p text:style-name="P159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<text:soft-page-break/>ん</text:p>
          </table:table-cell>
          <table:table-cell table:style-name="表10.C2" office:value-type="string">
            <text:list xml:id="list1241903573626438965" text:style-name="L135">
              <text:list-item>
                <text:p text:style-name="P160">３人。</text:p>
              </text:list-item>
              <text:list-item>
                <text:p text:style-name="P160"><text:soft-page-break/>所長さん。（P1)</text:p>
              </text:list-item>
              <text:list-item>
                <text:p text:style-name="P160">４０ぐらいの人。体は痩せている。鼻の形、鉤鼻。立ち上がりの区画に入って、打設の完遂を確認する役。（P２）</text:p>
              </text:list-item>
              <text:list-item>
                <text:p text:style-name="P160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1191278853583476732" text:style-name="L136">
              <text:list-item>
                <text:p text:style-name="P161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1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1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1130819936247488480" text:style-name="L137">
              <text:list-item>
                <text:p text:style-name="P162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5026061639542329381" text:style-name="L138">
              <text:list-item>
                <text:p text:style-name="P163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202011267673573487" text:style-name="L139">
              <text:list-item>
                <text:p text:style-name="P164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4180865271046818613" text:style-name="L140">
              <text:list-item>
                <text:p text:style-name="P165">富士山が見える。大きい。</text:p>
              </text:list-item>
              <text:list-item>
                <text:p text:style-name="P165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8573897758886173597" text:style-name="L141">
              <text:list-item>
                <text:p text:style-name="P166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3243488036158596546" text:style-name="L142">
              <text:list-item>
                <text:p text:style-name="P167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7687613652064077553" text:style-name="L143">
              <text:list-item>
                <text:p text:style-name="P168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4"/>
      <text:p text:style-name="P4">[/ XXXX] 20200317_084620</text:p>
      <text:p text:style-name="P14"/>
      <text:p text:style-name="P9"/>
      <text:p text:style-name="P13"/>
      <text:p text:style-name="P2">---------------------------------------------------------------</text:p>
      <text:p text:style-name="P4"><text:soft-page-break/>[XXX] 20200325_134803</text:p>
      <text:p text:style-name="P14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アーデル平塚新築工事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>平塚駅</text:p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5985792137635112228" text:style-name="L144">
              <text:list-item>
                <text:p text:style-name="P169">開始　９時半過ぎ？</text:p>
              </text:list-item>
              <text:list-item>
                <text:p text:style-name="P169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2339999663068615212" text:style-name="L145">
              <text:list-item>
                <text:p text:style-name="P170">SHIMAZU</text:p>
              </text:list-item>
              <text:list-item>
                <text:p text:style-name="P170">３人。ホース担当は、口ひげあり。表情は硬い。５０前後か。皆、日本人。</text:p>
              </text:list-item>
              <text:list-item>
                <text:p text:style-name="P170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土工さん</text:p>
          </table:table-cell>
          <table:table-cell table:style-name="表11.C2" office:value-type="string">
            <text:list xml:id="list3275170032097418167" text:style-name="L146">
              <text:list-item>
                <text:p text:style-name="P171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4645041877780632098" text:style-name="L147">
              <text:list-item>
                <text:p text:style-name="P172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3503318957926596259" text:style-name="L148">
              <text:list-item>
                <text:p text:style-name="P173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5477459684391185419" text:style-name="L149">
              <text:list-item>
                <text:p text:style-name="P174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1312454554896303504" text:style-name="L150">
              <text:list-item>
                <text:p text:style-name="P175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574331402792457903" text:style-name="L151">
              <text:list-item>
                <text:p text:style-name="P176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6286604226080515908" text:style-name="L152">
              <text:list-item>
                <text:p text:style-name="P177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3968169486098850330" text:style-name="L153">
              <text:list-item>
                <text:p text:style-name="P178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342998275211523793" text:style-name="L154">
              <text:list-item>
                <text:p text:style-name="P179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3114195839439513201" text:style-name="L155">
              <text:list-item>
                <text:p text:style-name="P180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6181345197435321475" text:style-name="L156">
              <text:list-item>
                <text:p text:style-name="P181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9042306355638829198" text:style-name="L157">
              <text:list-item>
                <text:p text:style-name="P182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8989708396372621184" text:style-name="L158">
              <text:list-item>
                <text:p text:style-name="P183">中根氏。日報のサイン、引き受けてもらった。</text:p>
              </text:list-item>
              <text:list-item>
                <text:p text:style-name="P183">電気担当の人。秋山さん。朝礼の後、設備の人に、引き合わせてくれた。</text:p>
                <text:list>
                  <text:list-item>
                    <text:p text:style-name="P183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3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5685573257703606764" text:style-name="L159">
              <text:list-item>
                <text:p text:style-name="P184">ロングスパンの、扉の開閉時。格子の間に指を挟む危険、変わりなくあり。</text:p>
              </text:list-item>
              <text:list-item>
                <text:p text:style-name="P184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4"/>
      <text:p text:style-name="P4">[/ XXXX] 20200325_140818</text:p>
      <text:p text:style-name="P14"/>
      <text:p text:style-name="P9"/>
      <text:p text:style-name="P2">---------------------------------------------------------------</text:p>
      <text:p text:style-name="P4">[XXX] 20200329_171641</text:p>
      <text:p text:style-name="P14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1">豊島区高田１丁目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早稲田駅（東西線）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7655231301636378401" text:style-name="L160">
              <text:list-item>
                <text:p text:style-name="P185">開始　：　９時半ぐらい</text:p>
              </text:list-item>
              <text:list-item>
                <text:p text:style-name="P185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6258184688943445988" text:style-name="L161">
              <text:list-item>
                <text:p text:style-name="P186">洋輔圧送</text:p>
              </text:list-item>
              <text:list-item>
                <text:p text:style-name="P186">３人。共に、４０前半か。</text:p>
              </text:list-item>
              <text:list-item>
                <text:p text:style-name="P186"><text:soft-page-break/>ホース口担当の人。髪の毛が、縮れている。</text:p>
              </text:list-item>
              <text:list-item>
                <text:p text:style-name="P186">ホースの引き回し担当の人。丸顔。よく笑顔になる。目尻に、シワが４・５本浮き出る、笑うとき。</text:p>
              </text:list-item>
              <text:list-item>
                <text:p text:style-name="P186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2536666865054492477" text:style-name="L162">
              <text:list-item>
                <text:p text:style-name="P187">石渡工務店</text:p>
              </text:list-item>
              <text:list-item>
                <text:p text:style-name="P187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9066801254868440201" text:style-name="L163">
              <text:list-item>
                <text:p text:style-name="P188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1414119046461228740" text:style-name="L164">
              <text:list-item>
                <text:p text:style-name="P189"/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4483988945210426041" text:style-name="L165">
              <text:list-item>
                <text:p text:style-name="P190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7695465094440954529" text:style-name="L166">
              <text:list-item>
                <text:p text:style-name="P191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1416235577913353257" text:style-name="L167">
              <text:list-item>
                <text:p text:style-name="P192">１人。年配の人。６０半ばか。</text:p>
              </text:list-item>
              <text:list-item>
                <text:p text:style-name="P192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1675815727034673229" text:style-name="L168">
              <text:list-item>
                <text:p text:style-name="P193">佐藤工業、あいはら様。電話の応対、丁寧にしてくださる。</text:p>
              </text:list-item>
              <text:list-item>
                <text:p text:style-name="P193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らの同僚</text:p>
          </table:table-cell>
          <table:table-cell table:style-name="表12.C2" office:value-type="string">
            <text:list xml:id="list2742197517723018524" text:style-name="L169">
              <text:list-item>
                <text:p text:style-name="P194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3056153428006607402" text:style-name="L170">
              <text:list-item>
                <text:p text:style-name="P195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1658521234625358106" text:style-name="L171">
              <text:list-item>
                <text:p text:style-name="P196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5100983797624290521" text:style-name="L172">
              <text:list-item>
                <text:p text:style-name="P197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8482900572832405862" text:style-name="L173">
              <text:list-item>
                <text:p text:style-name="P198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3076908281844763560" text:style-name="L174">
              <text:list-item>
                <text:p text:style-name="P199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6936740507365925679" text:style-name="L175">
              <text:list-item>
                <text:p text:style-name="P200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4"/>
      <text:p text:style-name="P4">[/ XXXX] 20200329_173344</text:p>
      <text:p text:style-name="P14"/>
      <text:p text:style-name="P9"/>
      <text:p text:style-name="P14"/>
      <text:p text:style-name="P2">---------------------------------------------------------------</text:p>
      <text:p text:style-name="P4">[XXX] 20200405_080211</text:p>
      <text:p text:style-name="P14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こぶしえん新築工事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学芸大学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8026495789755653262" text:style-name="L176">
              <text:list-item>
                <text:p text:style-name="P201">開始　９時？</text:p>
              </text:list-item>
              <text:list-item>
                <text:p text:style-name="P201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1178369309273531049" text:style-name="L177">
              <text:list-item>
                <text:p text:style-name="P202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1194574705328408005" text:style-name="L178">
              <text:list-item>
                <text:p text:style-name="P203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<text:soft-page-break/>相番の人</text:p>
          </table:table-cell>
          <table:table-cell table:style-name="表14.C2" office:value-type="string">
            <text:list xml:id="list8887624716111083514" text:style-name="L179">
              <text:list-item>
                <text:p text:style-name="P204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6148493538449534898" text:style-name="L180">
              <text:list-item>
                <text:p text:style-name="P205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5836637663043349507" text:style-name="L181">
              <text:list-item>
                <text:p text:style-name="P206">ガタイのいい人、またいる。表情は、健康そう。マスクはしていない。</text:p>
              </text:list-item>
              <text:list-item>
                <text:p text:style-name="P206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2692004590915832663" text:style-name="L182">
              <text:list-item>
                <text:p text:style-name="P207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8963301800695612165" text:style-name="L183">
              <text:list-item>
                <text:p text:style-name="P208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5397183271055970307" text:style-name="L184">
              <text:list-item>
                <text:p text:style-name="P209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3132550559837516680" text:style-name="L185">
              <text:list-item>
                <text:p text:style-name="P210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3832297054628615376" text:style-name="L186">
              <text:list-item>
                <text:p text:style-name="P211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6179991860246816559" text:style-name="L187">
              <text:list-item>
                <text:p text:style-name="P212">長畑さんに、サインしてもらう</text:p>
              </text:list-item>
              <text:list-item>
                <text:p text:style-name="P212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3880831727833406099" text:style-name="L188">
              <text:list-item>
                <text:p text:style-name="P213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4"/>
      <text:p text:style-name="P4">[/ XXXX] 20200405_081406</text:p>
      <text:p text:style-name="P14"/>
      <text:p text:style-name="P9"/>
      <text:p text:style-name="P14"/>
      <text:p text:style-name="P2">---------------------------------------------------------------</text:p>
      <text:p text:style-name="P4">[XXX] 20200429_152039</text:p>
      <text:p text:style-name="P14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新高円寺プロジェクト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新高円寺駅</text:p>
          </table:table-cell>
        </table:table-row>
        <text:soft-page-break/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2515220879318868105" text:style-name="L189">
              <text:list-item>
                <text:p text:style-name="P214">開始：９時半ぐらい</text:p>
              </text:list-item>
              <text:list-item>
                <text:p text:style-name="P214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9150152579524547079" text:style-name="L190">
              <text:list-item>
                <text:p text:style-name="P215">３人。一人は、ベトナムの人か。１６５ぐらい。こぶとり。顔の輪郭は、まるっこい。表情は、いかつい。浅黒の肌。</text:p>
              </text:list-item>
              <text:list-item>
                <text:p text:style-name="P215">もう一人、ホース口、そして引き回しも担当の人。日本人。小柄。６５ぐらいか。顔にシワ。身のこなしは、軽い。</text:p>
              </text:list-item>
              <text:list-item>
                <text:p text:style-name="P215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5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380437770625983988" text:style-name="L191">
              <text:list-item>
                <text:p text:style-name="P216">以前に会ったことのある人たち。</text:p>
              </text:list-item>
              <text:list-item>
                <text:p text:style-name="P216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人</text:p>
          </table:table-cell>
          <table:table-cell table:style-name="表15.C2" office:value-type="string">
            <text:list xml:id="list7175125733311552309" text:style-name="L192">
              <text:list-item>
                <text:p text:style-name="P217"/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5428884904320190342" text:style-name="L193">
              <text:list-item>
                <text:p text:style-name="P218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3039147976861235799" text:style-name="L194">
              <text:list-item>
                <text:p text:style-name="P219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1001201701085608660" text:style-name="L195">
              <text:list-item>
                <text:p text:style-name="P220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3052335180422317118" text:style-name="L196">
              <text:list-item>
                <text:p text:style-name="P221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736837444954871698" text:style-name="L197">
              <text:list-item>
                <text:p text:style-name="P222">サインをもらったのは、ホクシンの、ある一人の方。１６５ぐらい。顔つきに、脳発達の、非標準さを感じる。</text:p>
                <text:list>
                  <text:list-item>
                    <text:p text:style-name="P222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6351847429301029831" text:style-name="L198">
              <text:list-item>
                <text:p text:style-name="P223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<text:soft-page-break/>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4165218520463490859" text:style-name="L199">
              <text:list-item>
                <text:p text:style-name="P224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5009665673440727981" text:style-name="L200">
              <text:list-item>
                <text:p text:style-name="P225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674142579698716512" text:style-name="L201">
              <text:list-item>
                <text:p text:style-name="P226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4299314032442534208" text:style-name="L202">
              <text:list-item>
                <text:p text:style-name="P227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7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7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2364630437932366345" text:style-name="L203">
              <text:list-item>
                <text:p text:style-name="P228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7572191932911263874" text:style-name="L204">
              <text:list-item>
                <text:p text:style-name="P229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4"/>
      <text:p text:style-name="P4">[/ XXXX] 20200429_153354</text:p>
      <text:p text:style-name="P14"/>
      <text:p text:style-name="P9"/>
      <text:p text:style-name="P2">---------------------------------------------------------------</text:p>
      <text:p text:style-name="P4">[XXX] <text:span text:style-name="T9">20200603_171930</text:span></text:p>
      <text:p text:style-name="P14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アビティ宮前平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曇り、時々晴れ。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宮前平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8587010892400216032" text:style-name="L205">
              <text:list-item>
                <text:p text:style-name="P230">開始　=&gt;　９：１５？</text:p>
              </text:list-item>
              <text:list-item>
                <text:p text:style-name="P230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7019136884765588163" text:style-name="L206">
              <text:list-item>
                <text:p text:style-name="P231">“Fujita”</text:p>
              </text:list-item>
              <text:list-item>
                <text:p text:style-name="P231">もう一つのチームの、ホース担当の人。ベトナム人か。若い。見ると、いつも笑顔を見せている。</text:p>
              </text:list-item>
              <text:list-item>
                <text:p text:style-name="P231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8833721335563189895" text:style-name="L207">
              <text:list-item>
                <text:p text:style-name="P232">バイブ担当。２人とも、日本時。</text:p>
              </text:list-item>
              <text:list-item>
                <text:p text:style-name="P232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1365994162599085979" text:style-name="L208">
              <text:list-item>
                <text:p text:style-name="P233">日本人。若い人。目元まで、マスクで覆っている。</text:p>
                <text:list>
                  <text:list-item>
                    <text:p text:style-name="P233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1244036455878876695" text:style-name="L209">
              <text:list-item>
                <text:p text:style-name="P234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3719993253008492542" text:style-name="L210">
              <text:list-item>
                <text:p text:style-name="P235"/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163580108926838331" text:style-name="L211">
              <text:list-item>
                <text:p text:style-name="P236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1928393704082041526" text:style-name="L212">
              <text:list-item>
                <text:p text:style-name="P237">２人。一人は、若い人。３０前半ぐらいか。結婚指輪が、真新しいものに見える。</text:p>
              </text:list-item>
              <text:list-item>
                <text:p text:style-name="P237">朝礼時の、周知会。発する声が、真が太い。と感じる。言いよどんだり、聞き取りにくい発声、ではない。</text:p>
              </text:list-item>
              <text:list-item>
                <text:p text:style-name="P237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5070052324885308795" text:style-name="L213">
              <text:list-item>
                <text:p text:style-name="P238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5425548247582520622" text:style-name="L214">
              <text:list-item>
                <text:p text:style-name="P239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2571526857831905492" text:style-name="L215">
              <text:list-item>
                <text:p text:style-name="P240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3378387973809034242" text:style-name="L216">
              <text:list-item>
                <text:p text:style-name="P241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3078520689332095888" text:style-name="L217">
              <text:list-item>
                <text:p text:style-name="P242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7375275050720897125" text:style-name="L218">
              <text:list-item>
                <text:p text:style-name="P243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5527287118828922841" text:style-name="L219">
              <text:list-item>
                <text:p text:style-name="P244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7818353900447724769" text:style-name="L220">
              <text:list-item>
                <text:p text:style-name="P245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4"/>
      <text:p text:style-name="P4">[/ XXXX] 20200603_173909</text:p>
      <text:p text:style-name="P14"/>
      <text:p text:style-name="P9"/>
      <text:p text:style-name="P2">---------------------------------------------------------------</text:p>
      <text:p text:style-name="P4">[XXX] </text:p>
      <text:p text:style-name="P14">myself / towa diary / 20200614_095511</text:p>
      <text:p text:style-name="P14"/>
      <text:p text:style-name="P3"><text:span text:style-name="T3">作業日：</text:span><office:annotation office:name="__Annotation__3709_2121379998"><dc:creator>iwabuchi ken</dc:creator><dc:date>2020-06-14T10:18:56.99</dc:date><text:p text:style-name="P323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田端駅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7600486512718164612" text:style-name="L221">
              <text:list-item>
                <text:p text:style-name="P246">開始 <text:s/>9:30 경</text:p>
              </text:list-item>
              <text:list-item>
                <text:p text:style-name="P246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318546509681576455" text:style-name="L222">
              <text:list-item>
                <text:p text:style-name="P247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4987670665748729251" text:style-name="L223">
              <text:list-item>
                <text:p text:style-name="P248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4974181357317154122" text:style-name="L224">
              <text:list-item>
                <text:p text:style-name="P249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4079520016957104805" text:style-name="L225">
              <text:list-item>
                <text:p text:style-name="P250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3480794279998554243" text:style-name="L226">
              <text:list-item>
                <text:p text:style-name="P251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6260403350195681439" text:style-name="L227">
              <text:list-item>
                <text:p text:style-name="P252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2019394480399913276" text:style-name="L228">
              <text:list-item>
                <text:p text:style-name="P253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392273469384517039" text:style-name="L229">
              <text:list-item>
                <text:p text:style-name="P254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8816086407649912514" text:style-name="L230">
              <text:list-item>
                <text:p text:style-name="P255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4024577827691870479" text:style-name="L231">
              <text:list-item>
                <text:p text:style-name="P256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1770830447835380846" text:style-name="L232">
              <text:list-item>
                <text:p text:style-name="P257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1808397368475636475" text:style-name="L233">
              <text:list-item>
                <text:p text:style-name="P258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1135906902593639797" text:style-name="L234">
              <text:list-item>
                <text:p text:style-name="P259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9">이 조치에 의해 타설「打設의 진행「進行이 늦였다「遅れた.</text:p>
                  </text:list-item>
                  <text:list-item>
                    <text:p text:style-name="P259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もらったこと</text:p>
          </table:table-cell>
          <table:table-cell table:style-name="表17.C2" office:value-type="string">
            <text:list xml:id="list7579680160165900027" text:style-name="L235">
              <text:list-item>
                <text:p text:style-name="P260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7063375211860679275" text:style-name="L236">
              <text:list-item>
                <text:p text:style-name="P261"/>
              </text:list-item>
            </text:list>
          </table:table-cell>
        </table:table-row>
      </table:table>
      <text:p text:style-name="P14"/>
      <text:p text:style-name="P4">[/ XXXX] 20200614_102041</text:p>
      <text:p text:style-name="P14"/>
      <text:p text:style-name="P9"/>
      <text:p text:style-name="P4">[XXX] </text:p>
      <text:p text:style-name="P14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>メインステージ鶴見Ⅱ</text:p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>晴れ。雲あり</text:p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>鶴見駅</text:p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164043416150825123" text:style-name="L237">
              <text:list-item>
                <text:p text:style-name="P262">開始　：　９時半すぎだったか</text:p>
              </text:list-item>
              <text:list-item>
                <text:p text:style-name="P262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7330500853711505441" text:style-name="L238">
              <text:list-item>
                <text:p text:style-name="P263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2629678625537575160" text:style-name="L239">
              <text:list-item>
                <text:p text:style-name="P264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6579872320863119461" text:style-name="L240">
              <text:list-item>
                <text:p text:style-name="P265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7234324961070876768" text:style-name="L241">
              <text:list-item>
                <text:p text:style-name="P266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6808375795967963207" text:style-name="L242">
              <text:list-item>
                <text:p text:style-name="P267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2233142497526692629" text:style-name="L243">
              <text:list-item>
                <text:p text:style-name="P268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7742592267489368000" text:style-name="L244">
              <text:list-item>
                <text:p text:style-name="P269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4490381284331489918" text:style-name="L245">
              <text:list-item>
                <text:p text:style-name="P270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70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3449677449275383839" text:style-name="L246">
              <text:list-item>
                <text:p text:style-name="P271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169272591514858767" text:style-name="L247">
              <text:list-item>
                <text:p text:style-name="P272">階段。次に、壁。</text:p>
              </text:list-item>
              <text:list-item>
                <text:p text:style-name="P272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<text:soft-page-break/>見聞</text:p>
          </table:table-cell>
          <table:table-cell table:style-name="表18.C2" office:value-type="string">
            <text:list xml:id="list1281602727863574223" text:style-name="L248">
              <text:list-item>
                <text:p text:style-name="P273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3709993737724826642" text:style-name="L249">
              <text:list-item>
                <text:p text:style-name="P274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2473133866010122961" text:style-name="L250">
              <text:list-item>
                <text:p text:style-name="P275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75">２台目、自分が入ったグループ。８トン車（だったか）。大きい。</text:p>
              </text:list-item>
              <text:list-item>
                <text:p text:style-name="P275">待ち　=&gt;　あり。最後は、２０分の待ちだったか。土工の親方さん、「もういいよ」と、言ってくれる。</text:p>
              </text:list-item>
              <text:list-item>
                <text:p text:style-name="P275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8298808258738828399" text:style-name="L251">
              <text:list-item>
                <text:p text:style-name="P276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1531453395472117746" text:style-name="L252">
              <text:list-item>
                <text:p text:style-name="P277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4"/>
      <text:p text:style-name="P4">[/ XXXX] 20200703_151331</text:p>
      <text:p text:style-name="P6"/>
      <text:p text:style-name="P9"/>
      <text:p text:style-name="P4">[XXX] </text:p>
      <text:p text:style-name="P14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1">田端プロジェクト</text:p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34711653" text:continue-list="list5985792137635112228" text:style-name="L144">
              <text:list-item>
                <text:p text:style-name="P169">開始</text:p>
              </text:list-item>
              <text:list-item>
                <text:p text:style-name="P169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607525243772383129" text:style-name="L253">
              <text:list-item>
                <text:p text:style-name="P278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3759368494056076618" text:style-name="L254">
              <text:list-item>
                <text:p text:style-name="P279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<text:soft-page-break/>電気屋さんの相番の人</text:p>
          </table:table-cell>
          <table:table-cell table:style-name="表19.C2" office:value-type="string">
            <text:list xml:id="list2419165291566543834" text:style-name="L255">
              <text:list-item>
                <text:p text:style-name="P280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80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80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1005573711616348769" text:style-name="L256">
              <text:list-item>
                <text:p text:style-name="P281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8251031863462771793" text:style-name="L257">
              <text:list-item>
                <text:p text:style-name="P282"/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大工さん</text:span></text:p>
          </table:table-cell>
          <table:table-cell table:style-name="表19.C2" office:value-type="string">
            <text:list xml:id="list3134333404865391994" text:style-name="L258">
              <text:list-item>
                <text:p text:style-name="P283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1343559566637944609" text:style-name="L259">
              <text:list-item>
                <text:p text:style-name="P284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4834859307362024632" text:style-name="L260">
              <text:list-item>
                <text:p text:style-name="P285">どちらの日も、菅野さん</text:p>
              </text:list-item>
              <text:list-item>
                <text:p text:style-name="P285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85">もう一人は、始めて見るか。同じく、若い人。３０半ばか。１７０少し</text:p>
                  </text:list-item>
                  <text:list-item>
                    <text:p text:style-name="P285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7378369438646820039" text:style-name="L265">
              <text:list-item>
                <text:p text:style-name="P290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8911374288660875141" text:style-name="L266">
              <text:list-item>
                <text:p text:style-name="P291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1450353753578993664" text:style-name="L267">
              <text:list-item>
                <text:p text:style-name="P292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4"/>
      <text:p text:style-name="P4">[/ XXXX] 20200713_144613</text:p>
      <text:p text:style-name="P7"/>
      <text:p text:style-name="P9">@@@</text:p>
      <text:p text:style-name="P4">[XXX] </text:p>
      <text:p text:style-name="P14">myself / towa diary / XXX</text:p>
      <text:p text:style-name="P3"><text:span text:style-name="T3">作業日：XX</text:span><text:span text:style-name="T4">/XX XX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0">1</text:p>
          </table:table-cell>
          <table:table-cell table:style-name="表20.B1" office:value-type="string">
            <text:p text:style-name="P10">現場</text:p>
          </table:table-cell>
          <table:table-cell table:style-name="表20.C1" office:value-type="string">
            <text:p text:style-name="P11"/>
          </table:table-cell>
        </table:table-row>
        <table:table-row>
          <table:table-cell table:style-name="表20.A2" office:value-type="float" office:value="2">
            <text:p text:style-name="P10">2</text:p>
          </table:table-cell>
          <table:table-cell table:style-name="表20.B2" office:value-type="string">
            <text:p text:style-name="P10">天気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A2" office:value-type="float" office:value="3">
            <text:p text:style-name="P10">3</text:p>
          </table:table-cell>
          <table:table-cell table:style-name="表20.B2" office:value-type="string">
            <text:p text:style-name="P10">最寄り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B2" office:value-type="string">
            <text:p text:style-name="P10">3-2</text:p>
            <text:p text:style-name="P10"/>
          </table:table-cell>
          <table:table-cell table:style-name="表20.B2" office:value-type="string">
            <text:p text:style-name="P11">開始／終了時刻</text:p>
          </table:table-cell>
          <table:table-cell table:style-name="表20.C2" office:value-type="string">
            <text:list xml:id="list34688552" text:continue-list="list34711653" text:style-name="L144">
              <text:list-item>
                <text:p text:style-name="P169">開始</text:p>
              </text:list-item>
              <text:list-item>
                <text:p text:style-name="P169">詰所到着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0">4</text:p>
          </table:table-cell>
          <table:table-cell table:style-name="表20.B2" office:value-type="string">
            <text:p text:style-name="P10">他職：ポンプ</text:p>
          </table:table-cell>
          <table:table-cell table:style-name="表20.C2" office:value-type="string">
            <text:list xml:id="list1072980342516080023" text:style-name="L284">
              <text:list-item>
                <text:p text:style-name="P307"/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0">5</text:p>
          </table:table-cell>
          <table:table-cell table:style-name="表20.B2" office:value-type="string">
            <text:p text:style-name="P10">他職：土工さん</text:p>
          </table:table-cell>
          <table:table-cell table:style-name="表20.C2" office:value-type="string">
            <text:list xml:id="list2003730030248712715" text:style-name="L285">
              <text:list-item>
                <text:p text:style-name="P308"/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0">6</text:p>
          </table:table-cell>
          <table:table-cell table:style-name="表20.B2" office:value-type="string">
            <text:p text:style-name="P10">他職：電気屋さんの相番の人</text:p>
          </table:table-cell>
          <table:table-cell table:style-name="表20.C2" office:value-type="string">
            <text:list xml:id="list1556824375223727176" text:style-name="L286">
              <text:list-item>
                <text:p text:style-name="P309"/>
              </text:list-item>
            </text:list>
          </table:table-cell>
        </table:table-row>
        <table:table-row>
          <table:table-cell table:style-name="表20.B2" office:value-type="string">
            <text:p text:style-name="P10">6--2</text:p>
          </table:table-cell>
          <table:table-cell table:style-name="表20.B2" office:value-type="string">
            <text:p text:style-name="P10">他職：<text:span text:style-name="T2">警備</text:span></text:p>
          </table:table-cell>
          <table:table-cell table:style-name="表20.C2" office:value-type="string">
            <text:list xml:id="list5278496370928588688" text:style-name="L287">
              <text:list-item>
                <text:p text:style-name="P310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土間屋さん</text:span></text:p>
          </table:table-cell>
          <table:table-cell table:style-name="表20.C2" office:value-type="string">
            <text:list xml:id="list6674574357262495318" text:style-name="L288">
              <text:list-item>
                <text:p text:style-name="P311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大工さん</text:span></text:p>
          </table:table-cell>
          <table:table-cell table:style-name="表20.C2" office:value-type="string">
            <text:list xml:id="list3297607562500364588" text:style-name="L289">
              <text:list-item>
                <text:p text:style-name="P312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0">7</text:p>
          </table:table-cell>
          <table:table-cell table:style-name="表20.B2" office:value-type="string">
            <text:p text:style-name="P10">監督さん</text:p>
          </table:table-cell>
          <table:table-cell table:style-name="表20.C2" office:value-type="string">
            <text:list xml:id="list4168766650921210876" text:style-name="L290">
              <text:list-item>
                <text:p text:style-name="P313"/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0">8</text:p>
          </table:table-cell>
          <table:table-cell table:style-name="表20.B2" office:value-type="string">
            <text:p text:style-name="P10">発注者の方</text:p>
          </table:table-cell>
          <table:table-cell table:style-name="表20.C2" office:value-type="string">
            <text:list xml:id="list5549268419693577983" text:style-name="L291">
              <text:list-item>
                <text:p text:style-name="P314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東和からの同僚</text:p>
          </table:table-cell>
          <table:table-cell table:style-name="表20.C2" office:value-type="string">
            <text:list xml:id="list4141441621504596119" text:style-name="L292">
              <text:list-item>
                <text:p text:style-name="P315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10">9</text:p>
          </table:table-cell>
          <table:table-cell table:style-name="表20.B2" office:value-type="string">
            <text:p text:style-name="P10">現場見取り図</text:p>
          </table:table-cell>
          <table:table-cell table:style-name="表20.C2" office:value-type="string">
            <text:p text:style-name="P10"/>
          </table:table-cell>
        </table:table-row>
        <table:table-row>
          <table:table-cell table:style-name="表20.A2" office:value-type="float" office:value="10">
            <text:p text:style-name="P10">10</text:p>
          </table:table-cell>
          <table:table-cell table:style-name="表20.B2" office:value-type="string">
            <text:p text:style-name="P11">段取り</text:p>
          </table:table-cell>
          <table:table-cell table:style-name="表20.C2" office:value-type="string">
            <text:list xml:id="list3152841995592801329" text:style-name="L293">
              <text:list-item>
                <text:p text:style-name="P316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行き帰りでの出来事、見聞</text:p>
          </table:table-cell>
          <table:table-cell table:style-name="表20.C2" office:value-type="string">
            <text:list xml:id="list5685996084526452459" text:style-name="L294">
              <text:list-item>
                <text:p text:style-name="P317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周囲の事物</text:p>
          </table:table-cell>
          <table:table-cell table:style-name="表20.C2" office:value-type="string">
            <text:list xml:id="list4092983867219628063" text:style-name="L295">
              <text:list-item>
                <text:p text:style-name="P318"/>
              </text:list-item>
            </text:list>
          </table:table-cell>
        </table:table-row>
        <text:soft-page-break/>
        <table:table-row>
          <table:table-cell table:style-name="表20.A2" office:value-type="float" office:value="11">
            <text:p text:style-name="P10">11</text:p>
          </table:table-cell>
          <table:table-cell table:style-name="表20.B2" office:value-type="string">
            <text:p text:style-name="P11">その他</text:p>
          </table:table-cell>
          <table:table-cell table:style-name="表20.C2" office:value-type="string">
            <text:list xml:id="list6090363463822966079" text:style-name="L296">
              <text:list-item>
                <text:p text:style-name="P319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0">12</text:p>
          </table:table-cell>
          <table:table-cell table:style-name="表20.B2" office:value-type="string">
            <text:p text:style-name="P11">やってもらったこと</text:p>
          </table:table-cell>
          <table:table-cell table:style-name="表20.C2" office:value-type="string">
            <text:list xml:id="list1822130659342103359" text:style-name="L297">
              <text:list-item>
                <text:p text:style-name="P320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危険予知、危険感知</text:p>
          </table:table-cell>
          <table:table-cell table:style-name="表20.C2" office:value-type="string">
            <text:list xml:id="list4947186623784261221" text:style-name="L298">
              <text:list-item>
                <text:p text:style-name="P321"/>
              </text:list-item>
            </text:list>
          </table:table-cell>
        </table:table-row>
      </table:table>
      <text:p text:style-name="P14"/>
      <text:p text:style-name="P4">[/ XXXX] </text:p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4694331" text:continue-list="list34688552" text:style-name="L144">
              <text:list-item>
                <text:p text:style-name="P169">開始</text:p>
              </text:list-item>
              <text:list-item>
                <text:p text:style-name="P169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34695430" text:continue-list="list6522919720012537669" text:style-name="L129">
              <text:list-item>
                <text:p text:style-name="P15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4356997286534902188" text:style-name="L268">
              <text:list-item>
                <text:p text:style-name="P29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7704708342246095373" text:style-name="L269">
              <text:list-item>
                <text:p text:style-name="P294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6197127259542224950" text:style-name="L270">
              <text:list-item>
                <text:p text:style-name="P295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4988525072927019390" text:style-name="L271">
              <text:list-item>
                <text:p text:style-name="P296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oft-page-break/><text:span text:style-name="T2">大工さん</text:span></text:p>
          </table:table-cell>
          <table:table-cell table:style-name="表13.C2" office:value-type="string">
            <text:list xml:id="list8403117092653396713" text:style-name="L272">
              <text:list-item>
                <text:p text:style-name="P29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1304344684625808849" text:style-name="L273">
              <text:list-item>
                <text:p text:style-name="P29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2572073269295532537" text:style-name="L274">
              <text:list-item>
                <text:p text:style-name="P299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442843330390364341" text:style-name="L275">
              <text:list-item>
                <text:p text:style-name="P30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1972800127911869477" text:style-name="L276">
              <text:list-item>
                <text:p text:style-name="P301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360912942685320156" text:style-name="L277">
              <text:list-item>
                <text:p text:style-name="P302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958152887079306940" text:style-name="L278">
              <text:list-item>
                <text:p text:style-name="P30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4732861229518882190" text:style-name="L279">
              <text:list-item>
                <text:p text:style-name="P304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1715201562062511559" text:style-name="L280">
              <text:list-item>
                <text:p text:style-name="P305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2470057394591105675" text:style-name="L281">
              <text:list-item>
                <text:p text:style-name="P306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7">/--------------------------------------------------------------- [TEMPLATE] /</text:p>
      <text:p text:style-name="P15"/>
      <text:p text:style-name="P7">--------------------------------------------------------- [STEPS : start] 20191117_134922</text:p>
      <text:list xml:id="list451075339882753775" text:style-name="L282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7">/ --------------------------------------------------------- [STEPS : start] 20191117_134922 /</text:p>
      <text:p text:style-name="P15"/>
      <text:p text:style-name="P7">--------------------------------------------------------- [STEPS : closing] 20191106_154827</text:p>
      <text:list xml:id="list2421136819322853062" text:style-name="L283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4711011" text:continue-numbering="true" text:style-name="L283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7-13T14:48:08.75</dc:date>
    <dc:creator>iwabuchi ken</dc:creator>
    <meta:editing-duration>PT19H11M56S</meta:editing-duration>
    <meta:editing-cycles>126</meta:editing-cycles>
    <meta:generator>OpenOffice/4.1.3$Win32 OpenOffice.org_project/413m1$Build-9783</meta:generator>
    <meta:document-statistic meta:table-count="21" meta:image-count="0" meta:object-count="0" meta:page-count="34" meta:paragraph-count="1099" meta:word-count="17626" meta:character-count="21144"/>
  </office:meta>
</office:document-meta>
</file>